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handas" officeooo:rsid="001c8c60" officeooo:paragraph-rsid="001c8c60"/>
    </style:style>
    <style:style style:name="P2" style:family="paragraph" style:parent-style-name="Standard">
      <style:paragraph-properties fo:text-align="justify" style:justify-single-word="false"/>
      <style:text-properties style:font-name="Chandas" fo:font-weight="bold" officeooo:rsid="0020c7fa" officeooo:paragraph-rsid="0020c7f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handas" style:text-underline-style="solid" style:text-underline-width="auto" style:text-underline-color="font-color" fo:font-weight="bold" officeooo:rsid="001c8c60" officeooo:paragraph-rsid="001c8c6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handas" style:text-underline-style="solid" style:text-underline-width="auto" style:text-underline-color="font-color" fo:font-weight="bold" officeooo:rsid="001c8c60" officeooo:paragraph-rsid="001c8c6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handas" style:text-underline-style="none" fo:font-weight="normal" officeooo:rsid="001c8c60" officeooo:paragraph-rsid="001d0bd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handas" style:text-underline-style="none" fo:font-weight="normal" officeooo:rsid="001c8c60" officeooo:paragraph-rsid="001c8c60" style:font-weight-asian="normal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Chandas" fo:font-weight="normal" officeooo:rsid="0020cf0f" officeooo:paragraph-rsid="0020cf0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handas" fo:font-weight="normal" officeooo:rsid="0020cf0f" officeooo:paragraph-rsid="0020cf0f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20c7fa"/>
    </style:style>
    <style:style style:name="P10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style:font-name="Chandas" fo:font-weight="normal" officeooo:rsid="0020cf0f" officeooo:paragraph-rsid="0021ebd9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style:font-name="Chandas" fo:font-weight="normal" officeooo:rsid="0020cf0f" officeooo:paragraph-rsid="0021ebd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cf0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handas" officeooo:rsid="0020c7fa"/>
    </style:style>
    <style:style style:name="T5" style:family="text">
      <style:text-properties style:font-name="Chandas" officeooo:rsid="0020cf0f"/>
    </style:style>
    <style:style style:name="T6" style:family="text">
      <style:text-properties style:font-name="Chandas" fo:font-weight="bold" officeooo:rsid="0020cf0f" style:font-weight-asian="bold" style:font-weight-complex="bold"/>
    </style:style>
    <style:style style:name="T7" style:family="text">
      <style:text-properties style:font-name="Chandas" fo:font-weight="normal" officeooo:rsid="0020cf0f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c8c60"/>
    </style:style>
    <style:style style:name="T10" style:family="text">
      <style:text-properties style:text-underline-style="none" officeooo:rsid="0021eb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kerfile for Test Environment</text:p>
      <text:p text:style-name="P4"/>
      <text:p text:style-name="P5">This Dockerfile is built as derivaz_front:1.0 &amp; then tagged as nupur204/test:2.0, </text:p>
      <text:p text:style-name="P5">nupur204 is docker-hub account</text:p>
      <text:p text:style-name="P5"/>
      <text:p text:style-name="P6"><text:span text:style-name="T1">FROM</text:span> nginx:latest</text:p>
      <text:p text:style-name="P6"><text:span text:style-name="T1">WORKDIR</text:span> /usr/share/nginx/html</text:p>
      <text:p text:style-name="P6"><text:span text:style-name="T1">COPY</text:span> ./ /usr/share/nginx/html</text:p>
      <text:p text:style-name="P6"><text:span text:style-name="T1">EXPOSE</text:span> 80</text:p>
      <text:p text:style-name="P1"/>
      <text:list xml:id="list3953718916" text:style-name="L1">
        <text:list-item>
          <text:p text:style-name="P9"><text:span text:style-name="T4">As per the pipeline script, the above Dockerfile &amp; config file is copied from another directory and pasted in </text:span><text:span text:style-name="T5">the </text:span><text:span text:style-name="T6">‘browser’</text:span><text:span text:style-name="T5"> </text:span><text:span text:style-name="T7">directory which is created after extracting </text:span><text:span text:style-name="T6">‘build.tar’</text:span><text:span text:style-name="T7"> in </text:span><text:span text:style-name="T4">our pipeline job directory (same where source code is cloned) – here </text:span></text:p>
        </text:list-item>
      </text:list>
      <text:p text:style-name="P2"><text:s text:c="6"/>/var/lib/jenkins/workspace/Webhook_test/<text:span text:style-name="T2">browser</text:span></text:p>
      <text:list xml:id="list2505610428" text:style-name="L2">
        <text:list-item>
          <text:p text:style-name="P7">Copy all the contents of browser directory into <text:span text:style-name="T9">/usr/share/nginx/html </text:span><text:span text:style-name="T8">as shown in Dockerfile</text:span></text:p>
        </text:list-item>
      </text:list>
      <text:p text:style-name="P8"><text:span text:style-name="T8"/></text:p>
      <text:p text:style-name="P8"><text:span text:style-name="T8">Below commands are used in Pipeline script:</text:span></text:p>
      <text:p text:style-name="P8"><text:span text:style-name="T8"><text:s/>"sudo docker rmi nupur204/test:2.0"<text:tab/><text:tab/><text:tab/> <text:s/></text:span></text:p>
      <text:p text:style-name="P8"><text:span text:style-name="T8"><text:s/>"sudo docker rmi -f derivaz_front:1.0"</text:span></text:p>
      <text:p text:style-name="P8"><text:span text:style-name="T8"><text:s/>"sudo docker build -t derivaz_front:1.0 ."</text:span></text:p>
      <text:p text:style-name="P8"><text:soft-page-break/><text:span text:style-name="T8">"sudo docker tag derivaz_front:1.0 nupur204/test:2.0"</text:span></text:p>
      <text:p text:style-name="P10"><text:span text:style-name="T8">"sudo docker run -itd --name derivaz_Frontend -p 9090:80 nupur204/test:2.0"</text:span></text:p>
      <text:p text:style-name="P11"><text:span text:style-name="T8"/></text:p>
      <text:p text:style-name="P11"><text:span text:style-name="T10">This is done because, through our dockerhub’s test tag, cypress will identify our test environment</text:span><text:span text:style-name="T8"> </text:span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1:40:03.504351700</meta:creation-date>
    <dc:date>2023-02-13T14:39:33.390945572</dc:date>
    <meta:editing-duration>PT2H17M4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7" meta:word-count="136" meta:character-count="1019" meta:non-whitespace-character-count="885"/>
  </office:meta>
</office:document-meta>
</file>